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016cm" svg:x="5.064cm" svg:y="7.096cm">
          <text:p text:style-name="P1"><text:span text:style-name="T1">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1.016cm" svg:x="7.604cm" svg:y="7.096cm">
          <text:p text:style-name="P1"><text:span text:style-name="T1">optional message bod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in Knight</meta:initial-creator>
    <meta:creation-date>2010-09-09T11:47:28</meta:creation-date>
    <dc:date>2010-09-09T11:52:17</dc:date>
    <dc:creator>Robin Knight</dc:creator>
    <meta:editing-duration>PT00H04M52S</meta:editing-duration>
    <meta:editing-cycles>1</meta:editing-cycles>
    <meta:document-statistic meta:object-count="2"/>
    <meta:generator>OpenOffice.org/3.2$Linux OpenOffice.org_project/320m12$Build-9483</meta:generator>
  </office:meta>
</office:document-meta>
</file>